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56cm" fo:min-width="4.306cm"/>
    </style:style>
    <style:style style:name="gr2" style:family="graphic" style:parent-style-name="standard">
      <style:graphic-properties draw:textarea-horizontal-align="justify" draw:textarea-vertical-align="middle" draw:auto-grow-height="false" fo:min-height="1.828cm" fo:min-width="6.364cm"/>
    </style:style>
    <style:style style:name="gr3" style:family="graphic" style:parent-style-name="standard">
      <style:graphic-properties draw:textarea-horizontal-align="justify" draw:textarea-vertical-align="middle" draw:auto-grow-height="false" fo:min-height="2.75cm" fo:min-width="7.1cm"/>
    </style:style>
    <style:style style:name="gr4" style:family="graphic" style:parent-style-name="standard">
      <style:graphic-properties draw:textarea-horizontal-align="justify" draw:textarea-vertical-align="middle" draw:auto-grow-height="false" fo:min-height="1.8cm" fo:min-width="2.55cm"/>
    </style:style>
    <style:style style:name="gr5" style:family="graphic" style:parent-style-name="standard">
      <style:graphic-properties draw:textarea-horizontal-align="justify" draw:textarea-vertical-align="middle" draw:auto-grow-height="false" fo:min-height="1.64cm" fo:min-width="3.342cm"/>
    </style:style>
    <style:style style:name="gr6" style:family="graphic" style:parent-style-name="standard">
      <style:graphic-properties draw:textarea-horizontal-align="justify" draw:textarea-vertical-align="middle" draw:auto-grow-height="false" fo:min-height="2.65cm" fo:min-width="4.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5cm" svg:height="2cm" svg:x="7.5cm" svg:y="1.8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0.9cm" svg:height="3.3cm" svg:x="4.5cm" svg:y="4.7cm">
          <text:p text:style-name="P1">Deklaracja zmiennych</text:p>
          <text:p text:style-name="P1">i przypisanie im wartości</text:p>
          <text:p text:style-name="P1">równych 0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7.6cm" svg:height="3cm" svg:x="6.4cm" svg:y="8.9cm">
          <text:p text:style-name="P1">a :=n</text:p>
          <text:p text:style-name="P1">b :=0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1cm" svg:height="4.1cm" svg:x="7.2cm" svg:y="12.4cm">
          <text:p text:style-name="P1">a+b&lt;=7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6.1cm" svg:height="3cm" svg:x="2.2cm" svg:y="17cm">
          <text:p text:style-name="P1">Pobierz(b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4.7cm" svg:height="2.9cm" svg:x="12.8cm" svg:y="17cm">
          <text:p text:style-name="P1">a+b=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6T08:31:41.297234418</meta:creation-date>
    <dc:date>2018-09-26T08:44:06.846855213</dc:date>
    <meta:editing-duration>PT1M55S</meta:editing-duration>
    <meta:editing-cycles>1</meta:editing-cycles>
    <meta:document-statistic meta:object-count="6"/>
    <meta:generator>LibreOffice/5.4.0.3$Linux_X86_64 LibreOffice_project/40m0$Build-3</meta:generator>
  </office:meta>
</office:document-meta>
</file>